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uebasRegistradas" table:style-name="ta1" table:print-ranges="PruebasRegistradas.A1:PruebasRegistrada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2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Registradas" style:display-name="PageStyle_PruebasRegistradas" style:page-layout-name="Mpm3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6-11T16:26:50.78</dc:date>
    <meta:generator>OpenOffice/4.0.0$Win32 OpenOffice.org_project/400m3$Build-9702</meta:generator>
    <meta:editing-duration>PT3M54S</meta:editing-duration>
    <meta:editing-cycles>3</meta:editing-cycles>
    <dc:creator>SisGalenPlus </dc:creator>
    <meta:document-statistic meta:table-count="1" meta:cell-count="7" meta:object-count="0"/>
  </office:meta>
</office:document-meta>
</file>